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fo:background-color="#ffff00" style:font-weight-asian="bold" style:font-weight-complex="bold"/>
    </style:style>
    <style:style style:name="P2" style:family="paragraph" style:parent-style-name="Standard">
      <style:text-properties fo:font-weight="bold" fo:background-color="transparent" style:font-weight-asian="bold" style:font-weight-complex="bold"/>
    </style:style>
    <style:style style:name="P3" style:family="paragraph" style:parent-style-name="Standard">
      <style:text-properties fo:color="#c9211e" loext:opacity="100%" fo:font-weight="bold" fo:background-color="transparent" style:font-weight-asian="bold" style:font-weight-complex="bold"/>
    </style:style>
    <style:style style:name="P4" style:family="paragraph" style:parent-style-name="Standard">
      <style:text-properties fo:color="#c9211e" loext:opacity="100%" fo:font-weight="bold" fo:background-color="#ffff00" style:font-weight-asian="bold" style:font-weight-complex="bold"/>
    </style:style>
    <style:style style:name="P5" style:family="paragraph" style:parent-style-name="Standard">
      <style:text-properties fo:font-weight="bold" fo:background-color="#ffff00" style:font-weight-asian="bold" style:font-weight-complex="bold"/>
    </style:style>
    <style:style style:name="P6" style:family="paragraph" style:parent-style-name="Standard">
      <style:text-properties fo:font-weight="bold" fo:background-color="#ffff00" style:font-weight-asian="bold" style:font-weight-complex="bold"/>
    </style:style>
    <style:style style:name="P7" style:family="paragraph" style:parent-style-name="Standard">
      <style:text-properties fo:font-weight="bold" fo:background-color="transparent" style:font-weight-asian="bold" style:font-weight-complex="bold"/>
    </style:style>
    <style:style style:name="P8" style:family="paragraph" style:parent-style-name="Standard">
      <style:text-properties fo:font-weight="bold" fo:background-color="transparent" style:font-weight-asian="bold" style:font-weight-complex="bold"/>
    </style:style>
    <style:style style:name="P9" style:family="paragraph" style:parent-style-name="Standard">
      <style:text-properties fo:color="#c9211e" loext:opacity="100%" fo:font-weight="bold" fo:background-color="transparent" style:font-weight-asian="bold" style:font-weight-complex="bold"/>
    </style:style>
    <style:style style:name="P10" style:family="paragraph" style:parent-style-name="Standard">
      <style:text-properties fo:color="#c9211e" loext:opacity="100%" fo:font-weight="bold" fo:background-color="#ffff00" style:font-weight-asian="bold" style:font-weight-complex="bold"/>
    </style:style>
    <style:style style:name="T1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e 03 - Módulo 04 <text:s/>A Simplificação e A Redução de Conectivos</text:p>
      <text:p text:style-name="P1"/>
      <text:p text:style-name="P1">TESTE REALIZADO</text:p>
      <text:p text:style-name="P2"/>
      <text:p text:style-name="P1"/>
      <text:p text:style-name="P1"/>
      <text:p text:style-name="P1"/>
      <text:p text:style-name="P6">Questão8 <text:s/></text:p>
      <text:p text:style-name="P8"><text:s/></text:p>
      <text:p text:style-name="P8"><text:s text:c="3"/></text:p>
      <text:p text:style-name="P8">As equivalências abaixo são verdadeiras ou não? Analise abaixo:</text:p>
      <text:p text:style-name="P8"/>
      <text:p text:style-name="P8">( ) A simplificação de proposições pode ser direcionada à obtenção de proposições resultantes que estejam na Forma Normal (FN).</text:p>
      <text:p text:style-name="P8">( ) Uma proposição está em sua Forma Normal (FN) quando, e somente quando, contém no máximo os conectivos ~, ∧ e ∨.</text:p>
      <text:p text:style-name="P8">( ) A FN pode ser Disjuntiva, sendo então chamada de FND, ou Conjuntiva, que é a FNC.</text:p>
      <text:p text:style-name="P8"/>
      <text:p text:style-name="P8">Marque a alternativa correta:</text:p>
      <text:p text:style-name="P8"><text:s/></text:p>
      <text:p text:style-name="P8">1 - V V F</text:p>
      <text:p text:style-name="P6">2 - V V V</text:p>
      <text:p text:style-name="P8">3 - V F V</text:p>
      <text:p text:style-name="P8">4 - F V V</text:p>
      <text:p text:style-name="P8">5 - V F F</text:p>
      <text:p text:style-name="P8"><text:s/></text:p>
      <text:p text:style-name="P6">Sua resposta: V V V</text:p>
      <text:p text:style-name="P8">Valor: Resposta Correta</text:p>
      <text:p text:style-name="P8">Valor recebido: 10.00</text:p>
      <text:p text:style-name="P1"/>
      <text:p text:style-name="P1"/>
      <text:p text:style-name="P1"/>
      <text:p text:style-name="P1">Questão8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( ) (pvq)→~p ⇔ ~(pvq)v~p ⇔ (~p^~q)v~p</text:p>
      <text:p text:style-name="P2">( ) (~p^q)→p ⇔ ~(~p^q)v p ⇔ (~~p v ~q)v p ⇔ (p v~q)v p ⇔ (p v p) v ~q ⇔ pv~q</text:p>
      <text:p text:style-name="P2">( ) (~p v q) v (p ^~p) ⇔ (~p v q) v c ⇔ <text:s/>~p v q</text:p>
      <text:p text:style-name="P2"><text:s/></text:p>
      <text:p text:style-name="P2"/>
      <text:p text:style-name="P2">Marque a alternativa correta:</text:p>
      <text:p text:style-name="P2"/>
      <text:p text:style-name="P1"><text:s/></text:p>
      <text:p text:style-name="P1">1 - V V V</text:p>
      <text:p text:style-name="P2">2 - V V F</text:p>
      <text:p text:style-name="P2">3 - V F V</text:p>
      <text:p text:style-name="P2">4 - F V V</text:p>
      <text:p text:style-name="P2">5 - V F F</text:p>
      <text:p text:style-name="P1"><text:s/></text:p>
      <text:p text:style-name="P1">Sua resposta: V V V</text:p>
      <text:p text:style-name="P2"><text:soft-page-break/>Valor: Resposta Correta</text:p>
      <text:p text:style-name="P2">Valor recebido: 10.00</text:p>
      <text:p text:style-name="P1"/>
      <text:p text:style-name="P1">Questão1 <text:s/></text:p>
      <text:p text:style-name="P2"><text:s/></text:p>
      <text:p text:style-name="P2"><text:s text:c="3"/></text:p>
      <text:p text:style-name="P2">Complete as lacunas abaixo e depois marque a alternativa correspondente.</text:p>
      <text:p text:style-name="P2"/>
      <text:p text:style-name="P2">A proposição ~pvq está em sua Forma Normal <text:s/>_____________</text:p>
      <text:p text:style-name="P2">A proposição p^q está em sua Forma Normal <text:s text:c="3"/>_____________</text:p>
      <text:p text:style-name="P2">A proposição ~q^(~pvq) está em sua Forma Normal <text:s text:c="3"/>_____________</text:p>
      <text:p text:style-name="P2">A proposição (pv~r)^q está em sua Forma <text:s/>_____________</text:p>
      <text:p text:style-name="P2"/>
      <text:p text:style-name="P2">Marque a alternativa correta:</text:p>
      <text:p text:style-name="P2"/>
      <text:p text:style-name="P2"><text:s/></text:p>
      <text:p text:style-name="P2">1 - 1º. Disjuntiva; 2º. Conjuntiva; 3º. Conjuntiva; 4º. Disjuntiva.</text:p>
      <text:p text:style-name="P2">2 - 1º. Conjuntiva; 2º. Conjuntiva; 3º. Conjuntiva; 4º. Conjuntiva.</text:p>
      <text:p text:style-name="P1">3 - 1º. Disjuntiva; 2º. Conjuntiva; 3º. Conjuntiva; 4º. Conjuntiva.</text:p>
      <text:p text:style-name="P2">4 - 1º. Disjuntiva; 2º. Conjuntiva; 3º. Disjuntiva; 4º. Conjuntiva.</text:p>
      <text:p text:style-name="P2">5 - 1º. Disjuntiva; 2º. Disjuntiva; 3º. Conjuntiva; 4º. Conjuntiva.</text:p>
      <text:p text:style-name="P2"><text:s/></text:p>
      <text:p text:style-name="P1">Sua resposta: 1º. Disjuntiva; 2º. Conjuntiva; 3º. Conjuntiva; 4º. Conjuntiva.</text:p>
      <text:p text:style-name="P2">Valor: Resposta Correta</text:p>
      <text:p text:style-name="P2">Valor recebido: 10.00</text:p>
      <text:p text:style-name="P1"/>
      <text:p text:style-name="P1">Questão10 <text:s/></text:p>
      <text:p text:style-name="P2"><text:s/></text:p>
      <text:p text:style-name="P2"><text:s text:c="3"/></text:p>
      <text:p text:style-name="P2">Complete as lacunas abaixo e depois marque a alternativa correspondente.</text:p>
      <text:p text:style-name="P2"/>
      <text:p text:style-name="P2"><text:s/></text:p>
      <text:p text:style-name="P2">A proposição ~p^~q está em sua Forma Normal <text:s/>_____________</text:p>
      <text:p text:style-name="P2">A proposição p^q está em sua Forma Normal <text:s text:c="3"/>_____________</text:p>
      <text:p text:style-name="P2">A proposição ~q^(~pvq) está em sua Forma Normal <text:s text:c="3"/>_____________</text:p>
      <text:p text:style-name="P2">A proposição (pv~r)^q está em sua Forma Normal <text:s/>_____________</text:p>
      <text:p text:style-name="P2"/>
      <text:p text:style-name="P2">Marque a alternativa correta:</text:p>
      <text:p text:style-name="P2"/>
      <text:p text:style-name="P2"><text:s/></text:p>
      <text:p text:style-name="P2">1 - 1º. Disjuntiva; 2º. Conjuntiva; 3º. Conjuntiva; 4º. Disjuntiva.</text:p>
      <text:p text:style-name="P2">2 - 1º. Disjuntiva; 2º. Disjuntiva; 3º. Disjuntiva; 4º. Disjuntiva.</text:p>
      <text:p text:style-name="P1">3 - 1º. Conjuntiva; 2º. Conjuntiva; 3º. Conjuntiva; 4º. Conjuntiva.</text:p>
      <text:p text:style-name="P2">4 - 1º. Disjuntiva; 2º. Conjuntiva; 3º. Disjuntiva; 4º. Conjuntiva.</text:p>
      <text:p text:style-name="P2">5 - 1º. Disjuntiva; 2º. Disjuntiva; 3º. Conjuntiva; 4º. Conjuntiva.</text:p>
      <text:p text:style-name="P2"><text:s/></text:p>
      <text:p text:style-name="P1">Sua resposta: 1º. Conjuntiva; 2º. Conjuntiva; 3º. Conjuntiva; 4º. Conjuntiva.</text:p>
      <text:p text:style-name="P1">Valor: Resposta Correta</text:p>
      <text:p text:style-name="P2">Valor recebido: 10.00</text:p>
      <text:p text:style-name="P2"/>
      <text:p text:style-name="P2"><text:s/></text:p>
      <text:p text:style-name="P3">Questão1 <text:s/></text:p>
      <text:p text:style-name="P2"><text:soft-page-break/><text:s/></text:p>
      <text:p text:style-name="P2"><text:s text:c="3"/></text:p>
      <text:p text:style-name="P2">Observe o quadro abaixo:</text:p>
      <text:p text:style-name="P2"/>
      <text:p text:style-name="P2">(rv~p) ∧ (pv~q)</text:p>
      <text:p text:style-name="P2">~p ∧ (pv~q)</text:p>
      <text:p text:style-name="P2">p∧~q</text:p>
      <text:p text:style-name="P2">r ∧ p ∧ ~q</text:p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3">1 - I. FNC; II. FNC; III. FND; IV. FND</text:p>
      <text:p text:style-name="P2">2 - I. FND; II. FNC; III. FND; IV. FND</text:p>
      <text:p text:style-name="P2">3 - I. FNC; II. FNC; III. FNC; IV. FNC</text:p>
      <text:p text:style-name="P2">4 - I. FNC; II. FND; III. FNC; IV. FNC</text:p>
      <text:p text:style-name="P2">5 - I. FND; II. FNC; III. FND; IV. FNC</text:p>
      <text:p text:style-name="P2"><text:s/></text:p>
      <text:p text:style-name="P3">Sua resposta: I. FNC; II. FNC; III. FND; IV. FND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3">Questão2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<text:s/></text:p>
      <text:p text:style-name="P2"/>
      <text:p text:style-name="P2">Início:</text:p>
      <text:p text:style-name="P2"/>
      <text:p text:style-name="P2">p ↔ (p ^ q)</text:p>
      <text:p text:style-name="P2">( p→(p ^ q) ) ^ ( (p ^ q)→p )</text:p>
      <text:p text:style-name="P2">( ~p v (p ^ q) ) ^ ( ~(p ^ q) v p )</text:p>
      <text:p text:style-name="P2">( (~p v p )^(~p v q) ) ^ ( ~(p ^ q) v p )</text:p>
      <text:p text:style-name="P2">( t ^ (~p v q) ) ^ ( ~(p ^ q) v p )</text:p>
      <text:p text:style-name="P2">(~p v q) ^ ( ~(p ^ q) v p )</text:p>
      <text:p text:style-name="P2">(~p v q) ^ ( ~p v ~q v p)</text:p>
      <text:p text:style-name="P2">(~p v q) ^ ( ~p v p v ~q)</text:p>
      <text:p text:style-name="P2">(~p v q) ^ ( t v ~q)</text:p>
      <text:p text:style-name="P2">(~p v q) ^ t</text:p>
      <text:p text:style-name="P2">~p v q</text:p>
      <text:p text:style-name="P2"/>
      <text:p text:style-name="P2">Marque a alternativa incorreta:</text:p>
      <text:p text:style-name="P2"/>
      <text:p text:style-name="P2"><text:s/></text:p>
      <text:p text:style-name="P3">1 - A linha 1 não está na Forma Normal, pois a proposição contem a operação bicondicional.</text:p>
      <text:p text:style-name="P3">2 - A linha 11 é a FND mais reduzida, ou seja, é a menor proposição na Forma Normal Disjuntiva deste exemplo.</text:p>
      <text:p text:style-name="P3"><text:soft-page-break/>3 - As linhas 3, 4, 5 e 6 não são FNC (Forma Normal Conjuntiva), apesar de possuírem apenas operações de ~, v e ^.</text:p>
      <text:p text:style-name="P6">4 - Antes da linha 11 há apenas linhas com proposições na FNC (Forma Normal Conjuntiva), com exceção da linha 1.</text:p>
      <text:p text:style-name="P2">5 - As linhas 3, 4, 5 e 6 não são FNC (Forma Normal Conjuntiva), pois possuem o conectivo negação com alcance sobre uma ∧.</text:p>
      <text:p text:style-name="P2"><text:s/></text:p>
      <text:p text:style-name="P3">Sua resposta: A linha 1 não está na Forma Normal, pois a proposição contem a operação bicondicional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3">Questão3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<text:s/></text:p>
      <text:p text:style-name="P2">( ) Está na FNC – Forma Normal Conjuntiva a proposição:</text:p>
      <text:p text:style-name="P2">p ^ (~p ^q)</text:p>
      <text:p text:style-name="P2"/>
      <text:p text:style-name="P2">( ) Está na FNC – Forma Normal Disjuntiva a proposição:</text:p>
      <text:p text:style-name="P2">p v (~~p ^ q)</text:p>
      <text:p text:style-name="P2"/>
      <text:p text:style-name="P2">( ) Está na FNC – Forma Normal Disjuntiva a proposição:</text:p>
      <text:p text:style-name="P2">~(p v q)</text:p>
      <text:p text:style-name="P2"/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3">2 - V V V</text:p>
      <text:p text:style-name="P3">3 - V F V</text:p>
      <text:p text:style-name="P2">4 - F V F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Questão4 <text:s/></text:p>
      <text:p text:style-name="P3"><text:s/></text:p>
      <text:p text:style-name="P2"><text:s text:c="3"/></text:p>
      <text:p text:style-name="P2">As equivalências abaixo são verdadeiras ou não? Analise abaixo:</text:p>
      <text:p text:style-name="P2"/>
      <text:p text:style-name="P2">( ) ~(~p^~q) v~p ⇔ ~(~p v~p)^~(~p v~q) ⇔ ~(~p)^~(~p v~q) ⇔ p^(p^q) ⇔ p^q</text:p>
      <text:p text:style-name="P2"><text:soft-page-break/>( ) p^~(~p v~q) ⇔ p^(~~p^~~q) ⇔ p^(p^q) ⇔ p^(p^q) ⇔ p^q</text:p>
      <text:p text:style-name="P2">( ) ~(~p^q)→p ⇔(~~pv~q)→p ⇔ (pv~q)→p ⇔ ~(pv~q)vp ⇔(~p^~~q)vp ⇔ (~p^q)vp</text:p>
      <text:p text:style-name="P2"/>
      <text:p text:style-name="P2">Marque a alternativa correta:</text:p>
      <text:p text:style-name="P2"/>
      <text:p text:style-name="P2"><text:s/></text:p>
      <text:p text:style-name="P3">1 - V V V</text:p>
      <text:p text:style-name="P3">2 - V V F</text:p>
      <text:p text:style-name="P2">3 - V F V</text:p>
      <text:p text:style-name="P2">4 - F V V</text:p>
      <text:p text:style-name="P2">5 - V F F</text:p>
      <text:p text:style-name="P2"><text:s/></text:p>
      <text:p text:style-name="P3">Sua resposta: V V V</text:p>
      <text:p text:style-name="P2">Valor: Resposta Errada</text:p>
      <text:p text:style-name="P2">Valor recebido: 0.00</text:p>
      <text:p text:style-name="P2"/>
      <text:p text:style-name="P2"/>
      <text:p text:style-name="P3"/>
      <text:p text:style-name="P3">Questão5 <text:s/></text:p>
      <text:p text:style-name="P3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( (p ^ ~p) v <text:s/>q) → (~p v (p v q) )</text:p>
      <text:p text:style-name="P2">( c v q) → (~p v (p v q) )</text:p>
      <text:p text:style-name="P2">q → (~p v (p v q) )</text:p>
      <text:p text:style-name="P2">q → ( (~p v p) v q)</text:p>
      <text:p text:style-name="P2">q → ( t v q)</text:p>
      <text:p text:style-name="P2">q → t</text:p>
      <text:p text:style-name="P2">~q v t</text:p>
      <text:p text:style-name="P2">t</text:p>
      <text:p text:style-name="P2"/>
      <text:p text:style-name="P2">Marque a alternativa incorreta:</text:p>
      <text:p text:style-name="P2"/>
      <text:p text:style-name="P2"><text:s/></text:p>
      <text:p text:style-name="P3">1 - A linha 7 é uma proposição na Forma Normal Disjuntiva (FND).</text:p>
      <text:p text:style-name="P3">2 - A linha 7, além de ser proposição na Forma Normal Disjuntiva (FND), é uma tautologia.</text:p>
      <text:p text:style-name="P2">3 - A linha 1 contem a operação de condicional, logo não é uma proposição na Forma Normal (FN).</text:p>
      <text:p text:style-name="P2">4 - Antes da linha 7 não há proposições na Forma Normal (FN).</text:p>
      <text:p text:style-name="P2">5 - A linha 1 é uma FNC – Forma Normal Conjuntiva por possuir dentro da proposição a operação de conjunção.</text:p>
      <text:p text:style-name="P2"><text:s/></text:p>
      <text:p text:style-name="P3">Sua resposta: A linha 7 é uma proposição na Forma Normal Disjuntiva (FND)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1"><text:s/></text:p>
      <text:p text:style-name="P4"><text:soft-page-break/>Questão6 <text:s/></text:p>
      <text:p text:style-name="P3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/>
      <text:p text:style-name="P2">~(r → ~s) ∧ (~r ∨ r)</text:p>
      <text:p text:style-name="P2">~(~r v ~s) ∧ (~r ∨ r)</text:p>
      <text:p text:style-name="P2">(~~r ^ ~~s) ∧ (~r ∨ r)</text:p>
      <text:p text:style-name="P2">(r ^ s) ∧ (~r ∨ r)</text:p>
      <text:p text:style-name="P2">(r ^ s) ∧ t</text:p>
      <text:p text:style-name="P2">r ^ s</text:p>
      <text:p text:style-name="P2"/>
      <text:p text:style-name="P2">Marque a alternativa incorreta:</text:p>
      <text:p text:style-name="P2"/>
      <text:p text:style-name="P2"><text:s/></text:p>
      <text:p text:style-name="P3">1 - A linha 6 é a menor FNC de ~(r → ~s) ∧ (~r ∨ r), ou seja, é a sua mais reduzida Forma Normal Conjuntiva.</text:p>
      <text:p text:style-name="P1">2 - A linha 2 já é uma Forma Normal Conjuntiva (FNC), mas ainda não é a mais reduzida e simplificada FNC.</text:p>
      <text:p text:style-name="P2">3 - A linha 5 é uma FNC (Forma Normal Conjuntiva) mais reduzida que a FNC da linha 4.</text:p>
      <text:p text:style-name="P2">4 - A linha 1 contem a operação de condicional, logo não é uma proposição na Forma Normal (FN).</text:p>
      <text:p text:style-name="P2">5 - As linhas 5 e 4 estão na (Forma Normal Conjuntiva), mas ainda não são a FNC mais reduzida.</text:p>
      <text:p text:style-name="P2"><text:s/></text:p>
      <text:p text:style-name="P3">Sua resposta: A linha 6 é a menor FNC de ~(r → ~s) ∧ (~r ∨ r), ou seja, é a sua mais reduzida Forma Normal Conjuntiva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Questão7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~(p↔q)</text:p>
      <text:p text:style-name="P2">~( (p→q) ^ (q→p) )</text:p>
      <text:p text:style-name="P2">~( (~p v q) ^ (~q v p) )</text:p>
      <text:p text:style-name="P2">~(~p v q) v ~(~q v p) )</text:p>
      <text:p text:style-name="P2">(p∧~q) ∨ (~~q∧~p)</text:p>
      <text:p text:style-name="P2"/>
      <text:p text:style-name="P2">Fim</text:p>
      <text:p text:style-name="P2"/>
      <text:p text:style-name="P2">(p∧~q) ∨ (q∧~p)</text:p>
      <text:p text:style-name="P2"><text:soft-page-break/></text:p>
      <text:p text:style-name="P2">Marque a alternativa incorreta:</text:p>
      <text:p text:style-name="P2"/>
      <text:p text:style-name="P2"><text:s/></text:p>
      <text:p text:style-name="P3">1 - A proposição da linha 1 contem a operação de bicondicional, logo está não está na Forma Normal (FN).</text:p>
      <text:p text:style-name="P1">2 - A linha 3 é uma FNC, ou seja, é uma proposições na Forma Normal Conjuntiva.</text:p>
      <text:p text:style-name="P2">3 - A proposição da linha 5 contem a ocorrência de dupla negação, logo está não está na Forma Normal Disjuntiva (FND).</text:p>
      <text:p text:style-name="P2">4 - A proposição da linha 4 contem a ocorrência de negação com alcance à disjunção, logo não está na Forma Normal Disjuntiva (FND).</text:p>
      <text:p text:style-name="P2">5 - A proposição da linha 3 contem a ocorrência de negação com alcance à conjunção, logo não está na Forma Normal Conjuntiva (FNC).</text:p>
      <text:p text:style-name="P2"><text:s/></text:p>
      <text:p text:style-name="P3">Sua resposta: A proposição da linha 1 contem a operação de bicondicional, logo está não está na Forma Normal (FN)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4">Questão8 <text:s/></text:p>
      <text:p text:style-name="P2"><text:s/></text:p>
      <text:p text:style-name="P2"><text:s text:c="3"/></text:p>
      <text:p text:style-name="P2">As equivalências abaixo são verdadeiras ou não? Analise abaixo as regras de identidades da conjunção e da disjunção:</text:p>
      <text:p text:style-name="P2"/>
      <text:p text:style-name="P2">( ) p∧c ⇔ p</text:p>
      <text:p text:style-name="P2">( ) p∧t ⇔ p</text:p>
      <text:p text:style-name="P2">( ) p∧~p ⇔ c</text:p>
      <text:p text:style-name="P2">( ) p∨t ⇔ t</text:p>
      <text:p text:style-name="P2">( ) p∨~p ⇔ c</text:p>
      <text:p text:style-name="P2">( ) p∨c ⇔ p</text:p>
      <text:p text:style-name="P2"/>
      <text:p text:style-name="P2">OBS:</text:p>
      <text:p text:style-name="P2"/>
      <text:p text:style-name="P2">c significa uma contradição.</text:p>
      <text:p text:style-name="P2"/>
      <text:p text:style-name="P2">t significa uma tautologia.</text:p>
      <text:p text:style-name="P2"/>
      <text:p text:style-name="P2"><text:s/></text:p>
      <text:p text:style-name="P2"/>
      <text:p text:style-name="P2">Marque a alternativa correta:</text:p>
      <text:p text:style-name="P2"/>
      <text:p text:style-name="P2"><text:s/></text:p>
      <text:p text:style-name="P3">1 - V V V V F V</text:p>
      <text:p text:style-name="P1">2 - F V V V F V</text:p>
      <text:p text:style-name="P2">3 - V V V V V V</text:p>
      <text:p text:style-name="P2">4 - F V V V V V</text:p>
      <text:p text:style-name="P2">5 - F V F V V V</text:p>
      <text:p text:style-name="P2"><text:s/></text:p>
      <text:p text:style-name="P3"><text:soft-page-break/>Sua resposta: V V V V F V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1">Questão9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~q∧p</text:p>
      <text:p text:style-name="P2">p∨~q</text:p>
      <text:p text:style-name="P2">(~p ∨ q) ∧ q</text:p>
      <text:p text:style-name="P2">(~p ∧ ~q) ∨ p</text:p>
      <text:p text:style-name="P2"/>
      <text:p text:style-name="P2">Lembre-se:</text:p>
      <text:p text:style-name="P2"/>
      <text:p text:style-name="P2">FNC – Forma Normal Conjuntiva</text:p>
      <text:p text:style-name="P2"/>
      <text:p text:style-name="P2">FND – Forma Norma Disjuntiva</text:p>
      <text:p text:style-name="P2"/>
      <text:p text:style-name="P2"><text:s/></text:p>
      <text:p text:style-name="P2">Marque abaixo a alternativa correta quanto às proposições constantes no quadro:</text:p>
      <text:p text:style-name="P2"/>
      <text:p text:style-name="P2"><text:s/></text:p>
      <text:p text:style-name="P1">1 - I. FNC; II. FND; III. FNC; IV. FND</text:p>
      <text:p text:style-name="P2">2 - I. FNC; II. FNC; III. FND; IV. FND</text:p>
      <text:p text:style-name="P2">3 - I. FND; II. FNC; III. FND; IV. FNC</text:p>
      <text:p text:style-name="P2">4 - I. FND; II. FND; III. FNC; IV. FNC</text:p>
      <text:p text:style-name="P2">5 - I. FNC; II. FND; III. FND; IV. FNC</text:p>
      <text:p text:style-name="P2"><text:s/></text:p>
      <text:p text:style-name="P1">Sua resposta: I. FNC; II. FND; III. FNC; IV. FND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/></text:p>
      <text:p text:style-name="P3">Questão10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<text:s/></text:p>
      <text:p text:style-name="P2"/>
      <text:p text:style-name="P2">( ) Está na FN – Forma Normal a proposição:</text:p>
      <text:p text:style-name="P2">~p</text:p>
      <text:p text:style-name="P2">( ) Está na FN – Forma Normal a proposição:</text:p>
      <text:p text:style-name="P2">~p ^ q</text:p>
      <text:p text:style-name="P2">( ) Está na FN – Forma Normal a proposição:</text:p>
      <text:p text:style-name="P2"><text:soft-page-break/>p v q</text:p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2">2 - V V V</text:p>
      <text:p text:style-name="P2">3 - V F V</text:p>
      <text:p text:style-name="P2">4 - F V F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3"/>
      <text:p text:style-name="P3">Questão2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<text:s/></text:p>
      <text:p text:style-name="P2">p → p ∨ ~p</text:p>
      <text:p text:style-name="P2">~p v p∨~p</text:p>
      <text:p text:style-name="P2">~p ∨ ~p v p</text:p>
      <text:p text:style-name="P2">~p v p</text:p>
      <text:p text:style-name="P2">t </text:p>
      <text:p text:style-name="P2"/>
      <text:p text:style-name="P2">Marque a alternativa incorreta:</text:p>
      <text:p text:style-name="P2"/>
      <text:p text:style-name="P2"><text:s/></text:p>
      <text:p text:style-name="P3">1 - A linha 1 não está na Forma Normal, pois a proposição contem a operação condicional.</text:p>
      <text:p text:style-name="P3">2 - A linha 4 é uma FND, ou seja, é uma proposições na Forma Normal Disjuntiva.</text:p>
      <text:p text:style-name="P3">3 - A linha 4, além de ser uma FND, ou seja, é uma proposições na Forma Normal Disjuntiva, é uma contradição.</text:p>
      <text:p text:style-name="P2">4 - A linha 2 é uma FND, ou seja, é uma proposições na Forma Normal Disjuntiva.</text:p>
      <text:p text:style-name="P2">5 - A linha 3 é uma FND, ou seja, é uma proposições na Forma Normal Disjuntiva.</text:p>
      <text:p text:style-name="P2"><text:s/></text:p>
      <text:p text:style-name="P3">Sua resposta: A linha 1 não está na Forma Normal, pois a proposição contem a operação condicional.</text:p>
      <text:p text:style-name="P2">Valor: Resposta Errada</text:p>
      <text:p text:style-name="P2">Valor recebido: 0.00</text:p>
      <text:p text:style-name="P2"/>
      <text:p text:style-name="P3"/>
      <text:p text:style-name="P10">Questão4 <text:s/></text:p>
      <text:p text:style-name="P3"><text:s/></text:p>
      <text:p text:style-name="P2"><text:s text:c="3"/></text:p>
      <text:p text:style-name="P2">Observe o quadro abaixo:</text:p>
      <text:p text:style-name="P2"/>
      <text:p text:style-name="P2"><text:s/></text:p>
      <text:p text:style-name="P2">~q ∧ ~p</text:p>
      <text:p text:style-name="P2">~p v (p∧~q)</text:p>
      <text:p text:style-name="P2">q ∧ (p∨~q)</text:p>
      <text:p text:style-name="P2"><text:soft-page-break/>p∨~q</text:p>
      <text:p text:style-name="P2"><text:s/></text:p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3">1 - I. FNC; II. FNC; III. FND; IV. FND</text:p>
      <text:p text:style-name="P3">2 - I. FND; II. FNC; III. FND; IV. FNC</text:p>
      <text:p text:style-name="P3">3 - I. FND; II. FND; III. FNC; IV. FNC</text:p>
      <text:p text:style-name="P6">4 - I. FNC; II. FND; III. FNC; IV. FND</text:p>
      <text:p text:style-name="P2">5 - I. FND; II. FNC; III. FNC; IV. FND</text:p>
      <text:p text:style-name="P2"><text:s/></text:p>
      <text:p text:style-name="P3">Sua resposta: I. FNC; II. FNC; III. FND; IV. FND</text:p>
      <text:p text:style-name="P2">Valor: Resposta Errada</text:p>
      <text:p text:style-name="P2">Valor recebido: 0.00</text:p>
      <text:p text:style-name="P2"/>
      <text:p text:style-name="P3">Questão8 <text:s/></text:p>
      <text:p text:style-name="P3"><text:s/></text:p>
      <text:p text:style-name="P2"><text:s text:c="3"/>Marque a alternativa incorreta:</text:p>
      <text:p text:style-name="P2"><text:s/></text:p>
      <text:p text:style-name="P3">1 - A proposição ~p^~q está em sua Forma Normal Conjuntiva – FNC.</text:p>
      <text:p text:style-name="P3">2 - A proposição p v q v ~r está em sua Forma Normal Disjuntiva – FND.</text:p>
      <text:p text:style-name="P3">3 - A proposição (~pvq)^~q está em sua Forma Normal Conjuntiva – FNC.</text:p>
      <text:p text:style-name="P2">4 - A proposição ~(pv~r) v q está em sua Forma Normal Disjuntiva – FND.</text:p>
      <text:p text:style-name="P2">5 - A proposição ~p está em sua Forma Normal – FN.</text:p>
      <text:p text:style-name="P2"><text:s/></text:p>
      <text:p text:style-name="P3">Sua resposta: A proposição ~p^~q está em sua Forma Normal Conjuntiva – FNC.</text:p>
      <text:p text:style-name="P2">Valor: Resposta Errada</text:p>
      <text:p text:style-name="P2">Valor recebido: 0.00</text:p>
      <text:p text:style-name="P3"/>
      <text:p text:style-name="P3">Questão2 <text:s/></text:p>
      <text:p text:style-name="P2"><text:s/></text:p>
      <text:p text:style-name="P2"><text:s text:c="3"/></text:p>
      <text:p text:style-name="P2">Analise as sentenças abaixo:</text:p>
      <text:p text:style-name="P2"/>
      <text:p text:style-name="P2">( ) A proposição p↔q é equivalente à proposição q↔p</text:p>
      <text:p text:style-name="P2">( ) A proposição p∨q é equivalente à proposição q∨p</text:p>
      <text:p text:style-name="P2">( ) A proposição p→q não é equivalente à proposição q→p</text:p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6">2 - V V V</text:p>
      <text:p text:style-name="P2">3 - V F F</text:p>
      <text:p text:style-name="P2">4 - F V F</text:p>
      <text:p text:style-name="P2">5 - V F V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><text:soft-page-break/></text:p>
      <text:p text:style-name="P10"/>
      <text:p text:style-name="P10">Questão3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( ) Regra Associativa da Bicondicional</text:p>
      <text:p text:style-name="P2">(p↔q)↔r ⇔ p↔(q↔r)</text:p>
      <text:p text:style-name="P2">( ) Regra Distributiva da Disjunção</text:p>
      <text:p text:style-name="P2">p∨(q∧r) ⇔ (p∨q)∧(p∨r)</text:p>
      <text:p text:style-name="P2">( ) Regra de DE MORGAN</text:p>
      <text:p text:style-name="P2">~(p∧q) ⇔ (~p ∨ ~q)</text:p>
      <text:p text:style-name="P2"/>
      <text:p text:style-name="P2">Marque a alternativa correta:</text:p>
      <text:p text:style-name="P2"><text:s/></text:p>
      <text:p text:style-name="P3">1 - V V F</text:p>
      <text:p text:style-name="P6">2 - V V V</text:p>
      <text:p text:style-name="P2">3 - V F V</text:p>
      <text:p text:style-name="P2">4 - F V V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/>
      <text:p text:style-name="P3">Questão4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(~q∧~p) v (p∧~q)</text:p>
      <text:p text:style-name="P2">~p v (p∧~q)</text:p>
      <text:p text:style-name="P2">q ∧ (p∨~q)</text:p>
      <text:p text:style-name="P2">p∨~q</text:p>
      <text:p text:style-name="P2"/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3">1 - I. FNC; II. FNC; III. FND; IV. FNC</text:p>
      <text:p text:style-name="P3">2 - I. FND; II. FND; III. FNC; IV. FNC</text:p>
      <text:p text:style-name="P6">3 - I. FND; II. FND; III. FNC; IV. FND</text:p>
      <text:p text:style-name="P2">4 - I. FNC; II. FND; III. FNC; IV. FND</text:p>
      <text:p text:style-name="P2">5 - I. FND; II. FNC; III. FNC; IV. FND</text:p>
      <text:p text:style-name="P2"><text:s/></text:p>
      <text:p text:style-name="P3">Sua resposta: I. FNC; II. FNC; III. FND; IV. FNC</text:p>
      <text:p text:style-name="P2">Valor: Resposta Errada</text:p>
      <text:p text:style-name="P2">Valor recebido: 0.00</text:p>
      <text:p text:style-name="P3"/>
      <text:p text:style-name="P3"/>
      <text:p text:style-name="P3"><text:soft-page-break/>Questão7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(~q∧p) ∨ (q∧~p)</text:p>
      <text:p text:style-name="P2">(p∨~q) ∨ r</text:p>
      <text:p text:style-name="P2">(~s ∨ q) ∧ ~p</text:p>
      <text:p text:style-name="P2">(~p ∨ q) ∧ (p ∨ r)</text:p>
      <text:p text:style-name="P2"/>
      <text:p text:style-name="P2"/>
      <text:p text:style-name="P2">Lembre-se:</text:p>
      <text:p text:style-name="P2"/>
      <text:p text:style-name="P2">FNC – Forma Normal Conjuntiva</text:p>
      <text:p text:style-name="P2"/>
      <text:p text:style-name="P2">FND – Forma Norma Disjuntiva</text:p>
      <text:p text:style-name="P2"/>
      <text:p text:style-name="P2"/>
      <text:p text:style-name="P2">Marque abaixo a alternativa correta quanto às proposições constantes no quadro:</text:p>
      <text:p text:style-name="P2"/>
      <text:p text:style-name="P2"><text:s/></text:p>
      <text:p text:style-name="P3">1 - I. FND; II. FNC; III. FND; IV. FNC</text:p>
      <text:p text:style-name="P3">2 - I. FND; II. FNC; III. FNC; IV. FND</text:p>
      <text:p text:style-name="P2">3 - I. FNC; II. FNC; III. FND; IV. FND</text:p>
      <text:p text:style-name="P2">4 - I. FND; II. FND; III. FNC; IV. FNC</text:p>
      <text:p text:style-name="P2">5 - I. FNC; II. FND; III. FND; IV. FNC</text:p>
      <text:p text:style-name="P2"><text:s/></text:p>
      <text:p text:style-name="P3">Sua resposta: I. FND; II. FNC; III. FNC; IV. FND</text:p>
      <text:p text:style-name="P2">Valor: Resposta Errada</text:p>
      <text:p text:style-name="P2">Valor recebido: 0.00</text:p>
      <text:p text:style-name="P1"/>
      <text:p text:style-name="P4">Questão9 <text:s/></text:p>
      <text:p text:style-name="P2"><text:s/></text:p>
      <text:p text:style-name="P2"><text:s text:c="3"/></text:p>
      <text:p text:style-name="P2">Analise as abaixo as afirmativas sobre FND – Forma Normal Disjuntiva:</text:p>
      <text:p text:style-name="P2"/>
      <text:p text:style-name="P2"><text:s/></text:p>
      <text:p text:style-name="P2">( ) Deve conter, quando muito, as operações ~, ∧ e ∨.</text:p>
      <text:p text:style-name="P2">( ) A proposição não deve possuir dupla negação, isto é, não pode ter algo como ~~.</text:p>
      <text:p text:style-name="P2">( ) Se tiver negação, a negação não pode ter alcance ∧ e ∨, isto é, não pode ter algo como ~(p∨q).</text:p>
      <text:p text:style-name="P2">( ) A negação somente pode incidir sobre a letra proposicional, isto é, pode ter algo como ~p.</text:p>
      <text:p text:style-name="P2">( ) O conectivo ∧ não pode possui alcance sobre a ∨, tal como p∧(~q∨~p).</text:p>
      <text:p text:style-name="P2"/>
      <text:p text:style-name="P2"><text:s/></text:p>
      <text:p text:style-name="P2">Marque a alternativa correta:</text:p>
      <text:p text:style-name="P2"/>
      <text:p text:style-name="P2"><text:s/></text:p>
      <text:p text:style-name="P3">1 - V V V V F</text:p>
      <text:p text:style-name="P1">2 - V V V F V</text:p>
      <text:p text:style-name="P2">3 - V F V V V</text:p>
      <text:p text:style-name="P2">4 - V V V V V</text:p>
      <text:p text:style-name="P2"><text:soft-page-break/>5 - V F V F V</text:p>
      <text:p text:style-name="P2"><text:s/></text:p>
      <text:p text:style-name="P3">Sua resposta: V V V V F</text:p>
      <text:p text:style-name="P2">Valor: Resposta Errada</text:p>
      <text:p text:style-name="P2">Valor recebido: 0.00</text:p>
      <text:p text:style-name="P2"/>
      <text:p text:style-name="P2">Questão2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1. p → (p → r)</text:p>
      <text:p text:style-name="P2">2. ~p ∨ (p → r)</text:p>
      <text:p text:style-name="P2">3. ~p ∨ (~p ∨ r)</text:p>
      <text:p text:style-name="P2">4. (~p ∨ ~p) ∨ r</text:p>
      <text:p text:style-name="P2">5. ~p ∨ r</text:p>
      <text:p text:style-name="P2"/>
      <text:p text:style-name="P2">Marque a alternativa incorreta:</text:p>
      <text:p text:style-name="P2"/>
      <text:p text:style-name="P2"><text:s/></text:p>
      <text:p text:style-name="P3">1 - A linha 5 é uma FND, ou seja, uma proposição em sua Forma Normal Disjuntiva.</text:p>
      <text:p text:style-name="P3">2 - As linhas 4 e 5 são FND, ou seja, são proposições na Forma Normal Disjuntiva.</text:p>
      <text:p text:style-name="P2">3 - As linhas 2, 3, 4 e 5 são FND, ou seja, são proposições na Forma Normal Disjuntiva.</text:p>
      <text:p text:style-name="P2">4 - As linhas 3, 4 e 5 são FND, ou seja, são proposições na Forma Normal Disjuntiva.</text:p>
      <text:p text:style-name="P2">5 - A linha 5 é a menor FND de p → (p → r), ou seja, é a sua mais reduzida Forma Normal Disjuntiva.</text:p>
      <text:p text:style-name="P2"><text:s/></text:p>
      <text:p text:style-name="P3">Sua resposta: A linha 5 é uma FND, ou seja, uma proposição em sua Forma Normal Disjuntiva.</text:p>
      <text:p text:style-name="P2">Valor: Resposta Errada</text:p>
      <text:p text:style-name="P2">Valor recebido: 0.00</text:p>
      <text:p text:style-name="P2"/>
      <text:p text:style-name="P3">Questão3 <text:s/></text:p>
      <text:p text:style-name="P3"><text:s/></text:p>
      <text:p text:style-name="P2"><text:s text:c="3"/></text:p>
      <text:p text:style-name="P2">As equivalências abaixo são verdadeiras ou não? Analise abaixo:</text:p>
      <text:p text:style-name="P2"/>
      <text:p text:style-name="P2"/>
      <text:p text:style-name="P2">( ) Está na FND – Forma Normal Disjuntiva a proposição:</text:p>
      <text:p text:style-name="P2">p v (~p↔q)</text:p>
      <text:p text:style-name="P2">( ) Está na FND – Forma Normal Disjuntiva a proposição:</text:p>
      <text:p text:style-name="P2">p v (~p ^ q)</text:p>
      <text:p text:style-name="P2">( ) Está na FND – Forma Normal Disjuntiva a proposição:</text:p>
      <text:p text:style-name="P2">~~p v (p v q)</text:p>
      <text:p text:style-name="P2"/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3"><text:soft-page-break/>2 - V V V</text:p>
      <text:p text:style-name="P3">3 - V F V</text:p>
      <text:p text:style-name="P2">4 - F V F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/>
      <text:p text:style-name="P2">Questão6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( ) A simplificação de proposições pode ser direcionada à obtenção de proposições resultantes que estejam na Forma Normal (FN).</text:p>
      <text:p text:style-name="P2">( ) Uma proposição está em sua Forma Normal (FN) quando, e somente quando, contém no máximo os conectivos ~, ∧ e ∨.</text:p>
      <text:p text:style-name="P2">( ) A FN pode ser Disjuntiva, sendo então chamada de FND, ou Conjuntiva, que é a FNC.</text:p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2">2 - V V V</text:p>
      <text:p text:style-name="P2">3 - V F V</text:p>
      <text:p text:style-name="P2">4 - F V V</text:p>
      <text:p text:style-name="P2">5 - V F F</text:p>
      <text:p text:style-name="P3"><text:s/></text:p>
      <text:p text:style-name="P3">Sua resposta: V V F</text:p>
      <text:p text:style-name="P2">Valor: Resposta Errada</text:p>
      <text:p text:style-name="P2">Valor recebido: 0.00</text:p>
      <text:p text:style-name="P4"/>
      <text:p text:style-name="P4">Questão9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p v (~p ^ ~q)</text:p>
      <text:p text:style-name="P2">(p v ~p) ^ (p v ~q)</text:p>
      <text:p text:style-name="P2">t ^ (p v ~q)</text:p>
      <text:p text:style-name="P2">p v ~q</text:p>
      <text:p text:style-name="P2"/>
      <text:p text:style-name="P2">Marque a alternativa incorreta:</text:p>
      <text:p text:style-name="P2"/>
      <text:p text:style-name="P2"><text:s/></text:p>
      <text:p text:style-name="P1">1 - A linha 1 não é uma FND (Forma Normal Disjuntiva), pois possui uma conjunção com alcance à disjunção.</text:p>
      <text:p text:style-name="P3">2 - A linha 1 já é uma FND (Forma Normal Disjuntiva), mas ainda não é a mais reduzida.</text:p>
      <text:p text:style-name="P2">3 - A linha 4 é a FND (Forma Normal Disjuntiva) mais reduzida de pv(~p^~q).</text:p>
      <text:p text:style-name="P2"><text:soft-page-break/>4 - A linha 2 é uma FNC, ou seja, é uma proposição na Forma Normal Conjuntiva.</text:p>
      <text:p text:style-name="P2">5 - A linha 3 é uma FNC, ou seja, é uma proposição na Forma Normal Conjuntiva.</text:p>
      <text:p text:style-name="P2"><text:s/></text:p>
      <text:p text:style-name="P3">Sua resposta: A linha 1 já é uma FND (Forma Normal Disjuntiva), mas ainda não é a mais reduzida.</text:p>
      <text:p text:style-name="P2">Valor: Resposta Errada</text:p>
      <text:p text:style-name="P2">Valor recebido: 0.00</text:p>
      <text:p text:style-name="P3"/>
      <text:p text:style-name="P3">Questão6 <text:s/></text:p>
      <text:p text:style-name="P3"><text:s/></text:p>
      <text:p text:style-name="P2"><text:s text:c="3"/></text:p>
      <text:p text:style-name="P2">Observe o quadro abaixo:</text:p>
      <text:p text:style-name="P2"/>
      <text:p text:style-name="P2">(r∧~p) v (p∧~q)</text:p>
      <text:p text:style-name="P2">~p v (p∧~q)</text:p>
      <text:p text:style-name="P2">p∨~q</text:p>
      <text:p text:style-name="P2">r v p v ~q</text:p>
      <text:p text:style-name="P2"><text:s/></text:p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3">1 - I. FNC; II. FNC; III. FND; IV. FND</text:p>
      <text:p text:style-name="P3">2 - I. FND; II. FNC; III. FND; IV. FND</text:p>
      <text:p text:style-name="P2">3 - I. FND; II. FND; III. FNC; IV. FND</text:p>
      <text:p text:style-name="P2">4 - I. FND; II. FND; III. FND; IV. FND</text:p>
      <text:p text:style-name="P2">5 - I. FND; II. FNC; III. FND; IV. FNC</text:p>
      <text:p text:style-name="P2"><text:s/></text:p>
      <text:p text:style-name="P3">Sua resposta: I. FNC; II. FNC; III. FND; IV. FND</text:p>
      <text:p text:style-name="P2">Valor: Resposta Errada</text:p>
      <text:p text:style-name="P2">Valor recebido: 0.00</text:p>
      <text:p text:style-name="P2"/>
      <text:p text:style-name="P2"/>
      <text:p text:style-name="P3">Questão10 <text:s/></text:p>
      <text:p text:style-name="P2"><text:s text:c="3"/></text:p>
      <text:p text:style-name="P2">Observe o quadro abaixo: </text:p>
      <text:p text:style-name="P2"/>
      <text:p text:style-name="P2">~q v ~p</text:p>
      <text:p text:style-name="P2">~p v (p∧~q)</text:p>
      <text:p text:style-name="P2">(~p∨q) ∧ (p∨~q)</text:p>
      <text:p text:style-name="P2">q ∧ (p∨~q)</text:p>
      <text:p text:style-name="P2"/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3">1 - I. FNC; II. FNC; III. FND; IV. FND</text:p>
      <text:p text:style-name="P2">2 - I. FND; II. FND; III. FNC; IV. FNC</text:p>
      <text:p text:style-name="P3">3 - I. FND; II. FNC; III. FNC; IV. FND</text:p>
      <text:p text:style-name="P3">4 - I. FND; II. FND; III. FND; IV. FNC</text:p>
      <text:p text:style-name="P2"><text:soft-page-break/>5 - I. FNC; II. FND; III. FND; IV. FNC</text:p>
      <text:p text:style-name="P2"><text:s/></text:p>
      <text:p text:style-name="P3">Sua resposta: I. FND; II. FNC; III. FNC; IV. FND</text:p>
      <text:p text:style-name="P2">Valor: Resposta Errada</text:p>
      <text:p text:style-name="P2">Valor recebido: 0.00</text:p>
      <text:p text:style-name="P2"/>
      <text:p text:style-name="P2"/>
      <text:p text:style-name="P3">Questão3 <text:s/></text:p>
      <text:p text:style-name="P3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p ∨ ~q → p</text:p>
      <text:p text:style-name="P2">~(p v ~q) v p</text:p>
      <text:p text:style-name="P2">(~p ^ ~~q) v p</text:p>
      <text:p text:style-name="P2">(~p ^ q) v p</text:p>
      <text:p text:style-name="P2">(~p v p) ^ (p v q)</text:p>
      <text:p text:style-name="P2">t ^ (p v q)</text:p>
      <text:p text:style-name="P2">p v q</text:p>
      <text:p text:style-name="P2"/>
      <text:p text:style-name="P2">Marque a alternativa incorreta:</text:p>
      <text:p text:style-name="P2"/>
      <text:p text:style-name="P2"><text:s/></text:p>
      <text:p text:style-name="P3">1 - A linha 1 não está na Forma Normal, pois a proposição contem a operação condicional.</text:p>
      <text:p text:style-name="P2">2 - A linha 4 é uma FND, ou seja, é uma proposições na Forma Normal Disjuntiva.</text:p>
      <text:p text:style-name="P2">3 - As linhas 5 e 6 são FNC, ou seja, são proposições na Forma Normal Conjuntiva.</text:p>
      <text:p text:style-name="P2">4 - As linhas 2 e 3 são FND, ou seja, são proposições na Forma Normal Disjuntiva.</text:p>
      <text:p text:style-name="P2">5 - A linha 7 é a menor FND de p∨~q→ p, ou seja, é a sua mais reduzida Forma Normal Disjuntiva.</text:p>
      <text:p text:style-name="P2"><text:s/></text:p>
      <text:p text:style-name="P3">Sua resposta: A linha 1 não está na Forma Normal, pois a proposição contem a operação condicional.</text:p>
      <text:p text:style-name="P2">Valor: Resposta Errada</text:p>
      <text:p text:style-name="P2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5:06:11.627376603</meta:creation-date>
    <dc:date>2023-06-14T09:57:00.984921117</dc:date>
    <meta:editing-duration>PT2H22M27S</meta:editing-duration>
    <meta:editing-cycles>35</meta:editing-cycles>
    <meta:generator>LibreOffice/7.3.7.2$Linux_X86_64 LibreOffice_project/30$Build-2</meta:generator>
    <meta:document-statistic meta:table-count="0" meta:image-count="0" meta:object-count="0" meta:page-count="16" meta:paragraph-count="617" meta:word-count="3563" meta:character-count="17156" meta:non-whitespace-character-count="13757"/>
  </office:meta>
</office:document-meta>
</file>